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a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a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</style:style>
    <style:style style:name="P5" style:family="paragraph" style:parent-style-name="Standard">
      <style:paragraph-properties fo:margin-left="0.5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6" style:family="paragraph" style:parent-style-name="Standard">
      <style:paragraph-properties fo:margin-left="0.5in" fo:margin-right="0in" fo:margin-top="0in" fo:margin-bottom="0in" fo:line-height="11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a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.5in" fo:margin-right="0in" fo:margin-top="0in" fo:margin-bottom="0in" fo:line-height="11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T1" style:family="text">
      <style:text-properties fo:font-variant="normal" fo:text-transform="none" fo:color="#ce181e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ce181e" style:text-line-through-styl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3" style:family="text">
      <style:text-properties fo:font-variant="normal" fo:text-transform="none" fo:color="#00000a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/* X kullanıcısının sahip olduğu yetenekler */</text:span></text:p>
      <text:p text:style-name="P5"><text:span text:style-name="T3">SELECT PROFILE_INFO.ProfileInfoType,FACEBOOK_USER.Fname,COMMUNITY.CommunityName</text:span></text:p>
      <text:p text:style-name="P5"><text:span text:style-name="T3">FROM PROFILE_INFO,SKILL,USER_PROFILE,FACEBOOK_USER,PAGE,COMMUNITY</text:span></text:p>
      <text:p text:style-name="P5"><text:span text:style-name="T3">WHERE PROFILE_INFO.ProfileId = SKILL.ProfileInfoId AND <text:s/></text:span></text:p>
      <text:p text:style-name="P5"><text:span text:style-name="T3">PROFILE_INFO.CommunityId = SKILL.CommunityId AND</text:span></text:p>
      <text:p text:style-name="P5"><text:span text:style-name="T3">PROFILE_INFO.UserId = SKILL.UserId AND</text:span></text:p>
      <text:p text:style-name="P5"><text:span text:style-name="T3">PROFILE_INFO.ProfileInfoType = 'SKILL' AND</text:span></text:p>
      <text:p text:style-name="P5"><text:span text:style-name="T3">USER_PROFILE.ProfileId = <text:s/>PROFILE_INFO.ProfileId AND</text:span></text:p>
      <text:p text:style-name="P5"><text:span text:style-name="T3">USER_PROFILE.CreatorId = FACEBOOK_USER.CreatorId AND</text:span></text:p>
      <text:p text:style-name="P5"><text:span text:style-name="T3">PROFILE_INFO.CommunityId = PAGE.CommunityId AND</text:span></text:p>
      <text:p text:style-name="P5"><text:span text:style-name="T3">PROFILE_INFO.UserId = PAGE.UserId AND</text:span></text:p>
      <text:p text:style-name="P5"><text:span text:style-name="T3">COMMUNITY.CommunityId = PAGE.CommunityId AND</text:span></text:p>
      <text:p text:style-name="P5"><text:span text:style-name="T3">COMMUNITY.UserId = PAGE.UserId AND</text:span></text:p>
      <text:p text:style-name="P5"><text:span text:style-name="T3">FACEBOOK_USER.UserId = 3;</text:span></text:p>
      <text:p text:style-name="P3"/>
      <text:p text:style-name="P2"><text:span text:style-name="T1">/* X kullanıcısının bildiği diller */</text:span></text:p>
      <text:p text:style-name="P5"><text:span text:style-name="T3">SELECT PROFILE_INFO.ProfileInfoType,FACEBOOK_USER.Fname,COMMUNITY.CommunityName,LANGUAGE_PROFILE_INFO.LanguageLevel</text:span></text:p>
      <text:p text:style-name="P5"><text:span text:style-name="T3">FROM PROFILE_INFO,LANGUAGE_PROFILE_INFO,USER_PROFILE,FACEBOOK_USER,PAGE,COMMUNITY</text:span></text:p>
      <text:p text:style-name="P5"><text:span text:style-name="T3">WHERE PROFILE_INFO.ProfileId = LANGUAGE_PROFILE_INFO.ProfileInfoId AND <text:s/></text:span></text:p>
      <text:p text:style-name="P5"><text:span text:style-name="T3">PROFILE_INFO.CommunityId = LANGUAGE_PROFILE_INFO.CommunityId AND</text:span></text:p>
      <text:p text:style-name="P5"><text:span text:style-name="T3">PROFILE_INFO.UserId = LANGUAGE_PROFILE_INFO.UserId AND</text:span></text:p>
      <text:p text:style-name="P5"><text:span text:style-name="T3">PROFILE_INFO.ProfileInfoType = 'LANGUAGE' AND</text:span></text:p>
      <text:p text:style-name="P5"><text:span text:style-name="T3">USER_PROFILE.ProfileId = <text:s/>PROFILE_INFO.ProfileId AND</text:span></text:p>
      <text:p text:style-name="P5"><text:span text:style-name="T3">USER_PROFILE.CreatorId = FACEBOOK_USER.CreatorId AND</text:span></text:p>
      <text:p text:style-name="P5"><text:span text:style-name="T3">PROFILE_INFO.CommunityId = PAGE.CommunityId AND</text:span></text:p>
      <text:p text:style-name="P5"><text:span text:style-name="T3">PROFILE_INFO.UserId = PAGE.UserId AND</text:span></text:p>
      <text:p text:style-name="P5"><text:span text:style-name="T3">COMMUNITY.CommunityId = PAGE.CommunityId AND</text:span></text:p>
      <text:p text:style-name="P5"><text:span text:style-name="T3">COMMUNITY.UserId = PAGE.UserId AND</text:span></text:p>
      <text:p text:style-name="P5"><text:span text:style-name="T3">FACEBOOK_USER.UserId = 1;</text:span></text:p>
      <text:p text:style-name="P3"/>
      <text:p text:style-name="P2"><text:span text:style-name="T1">/* X kullanıcının eğitim bilgileri */</text:span></text:p>
      <text:p text:style-name="P3"/>
      <text:p text:style-name="P5"><text:span text:style-name="T3">SELECT FACEBOOK_USER.Fname,COMMUNITY.CommunityName,UNIVERSITY.EndDate,UNIVERSITY.Text</text:span></text:p>
      <text:p text:style-name="P5"><text:span text:style-name="T3">FROM PROFILE_INFO,UNIVERSITY,USER_PROFILE,FACEBOOK_USER,PAGE,COMMUNITY</text:span></text:p>
      <text:p text:style-name="P5"><text:span text:style-name="T3">WHERE PROFILE_INFO.ProfileId = UNIVERSITY.ProfileInfoId AND <text:s/></text:span></text:p>
      <text:p text:style-name="P5"><text:span text:style-name="T3">PROFILE_INFO.CommunityId = UNIVERSITY.CommunityId AND</text:span></text:p>
      <text:p text:style-name="P5"><text:span text:style-name="T3">PROFILE_INFO.UserId = UNIVERSITY.UserId AND</text:span></text:p>
      <text:p text:style-name="P5"><text:soft-page-break/><text:span text:style-name="T3">USER_PROFILE.ProfileId = <text:s/>PROFILE_INFO.ProfileId AND</text:span></text:p>
      <text:p text:style-name="P5"><text:span text:style-name="T3">USER_PROFILE.CreatorId = FACEBOOK_USER.CreatorId AND</text:span></text:p>
      <text:p text:style-name="P5"><text:span text:style-name="T3">PROFILE_INFO.CommunityId = PAGE.CommunityId AND</text:span></text:p>
      <text:p text:style-name="P5"><text:span text:style-name="T3">PROFILE_INFO.UserId = PAGE.UserId AND</text:span></text:p>
      <text:p text:style-name="P5"><text:span text:style-name="T3">COMMUNITY.CommunityId = PAGE.CommunityId AND</text:span></text:p>
      <text:p text:style-name="P5"><text:span text:style-name="T3">COMMUNITY.UserId = PAGE.UserId AND</text:span></text:p>
      <text:p text:style-name="P5"><text:span text:style-name="T3">FACEBOOK_USER.UserId = 3</text:span></text:p>
      <text:p text:style-name="P6"/>
      <text:p text:style-name="P2"><text:span text:style-name="T1">/* X kullanıcısının iş tecrübeleri */</text:span></text:p>
      <text:p text:style-name="P3"/>
      <text:p text:style-name="P5"><text:span text:style-name="T3">SELECT COMMUNITY.CommunityName,COMPANY.StartDate,COMPANY.EndDate,COMPANY.Text</text:span></text:p>
      <text:p text:style-name="P5"><text:span text:style-name="T3">FROM PROFILE_INFO,COMPANY,USER_PROFILE,FACEBOOK_USER,PAGE,COMMUNITY</text:span></text:p>
      <text:p text:style-name="P5"><text:span text:style-name="T3">WHERE PROFILE_INFO.ProfileId = COMPANY.ProfileInfoId AND <text:s/></text:span></text:p>
      <text:p text:style-name="P5"><text:span text:style-name="T3">PROFILE_INFO.CommunityId = COMPANY.CommunityId AND</text:span></text:p>
      <text:p text:style-name="P5"><text:span text:style-name="T3">PROFILE_INFO.UserId = COMPANY.UserId AND</text:span></text:p>
      <text:p text:style-name="P5"><text:span text:style-name="T3">USER_PROFILE.ProfileId = <text:s/>PROFILE_INFO.ProfileId AND</text:span></text:p>
      <text:p text:style-name="P5"><text:span text:style-name="T3">USER_PROFILE.CreatorId = FACEBOOK_USER.CreatorId AND</text:span></text:p>
      <text:p text:style-name="P5"><text:span text:style-name="T3">PROFILE_INFO.CommunityId = PAGE.CommunityId AND</text:span></text:p>
      <text:p text:style-name="P5"><text:span text:style-name="T3">PROFILE_INFO.UserId = PAGE.UserId AND</text:span></text:p>
      <text:p text:style-name="P5"><text:span text:style-name="T3">COMMUNITY.CommunityId = PAGE.CommunityId AND</text:span></text:p>
      <text:p text:style-name="P5"><text:span text:style-name="T3">COMMUNITY.UserId = PAGE.UserId AND</text:span></text:p>
      <text:p text:style-name="P5"><text:span text:style-name="T3">FACEBOOK_USER.UserId = 3</text:span></text:p>
      <text:p text:style-name="P3"/>
      <text:p text:style-name="P2"><text:span text:style-name="T1">/* X kullanıcısının duvarı */</text:span></text:p>
      <text:p text:style-name="P3"/>
      <text:p text:style-name="P5"><text:span text:style-name="T3">SELECT FACEBOOK_USER.Fname,CREATOR_SHARE.ShareType,EVENT.EventName AS CONTENT</text:span></text:p>
      <text:p text:style-name="P7"><text:span text:style-name="T3">FROM FACEBOOK_USER,ACTION,CREATOR_SHARE,EVENT</text:span></text:p>
      <text:p text:style-name="P7"><text:span text:style-name="T3">WHERE ACTION.ActionId = CREATOR_SHARE.ActionId AND CREATOR_SHARE.ActionId = EVENT.ActionId AND</text:span></text:p>
      <text:p text:style-name="P7"><text:span text:style-name="T3">ACTION.CreatorId = FACEBOOK_USER.CreatorId AND ACTION.DestinationId = 6 </text:span></text:p>
      <text:p text:style-name="P7"><text:span text:style-name="T3">UNION</text:span></text:p>
      <text:p text:style-name="P7"><text:span text:style-name="T3">SELECT FACEBOOK_USER.Fname,CREATOR_SHARE.ShareType,POST.PostContent</text:span></text:p>
      <text:p text:style-name="P7"><text:span text:style-name="T3">FROM FACEBOOK_USER,ACTION,CREATOR_SHARE,POST</text:span></text:p>
      <text:p text:style-name="P7"><text:span text:style-name="T3">WHERE ACTION.ActionId = CREATOR_SHARE.ActionId AND CREATOR_SHARE.ActionId = POST.ActionId AND</text:span></text:p>
      <text:p text:style-name="P7"><text:span text:style-name="T3">ACTION.CreatorId = FACEBOOK_USER.CreatorId AND ACTION.DestinationId = 6 <text:s/></text:span></text:p>
      <text:p text:style-name="P6"/>
      <text:p text:style-name="P6"/>
      <text:p text:style-name="P3"/>
      <text:p text:style-name="P3"/>
      <text:p text:style-name="P1"/>
      <text:p text:style-name="P2"><text:soft-page-break/><text:span text:style-name="T1">/* X kullanıcısının arkadaş listesi */</text:span></text:p>
      <text:p text:style-name="P3"/>
      <text:p text:style-name="P5"><text:span text:style-name="T3">SELECT FACEBOOK_USER.Fname,superAction.ActionDate,</text:span></text:p>
      <text:p text:style-name="P5"><text:span text:style-name="T3">(SELECT FACEBOOK_USER.FName</text:span></text:p>
      <text:p text:style-name="P5"><text:span text:style-name="T3">FROM FACEBOOK_USER,CREATOR</text:span></text:p>
      <text:p text:style-name="P5"><text:span text:style-name="T3">WHERE FACEBOOK_USER.CreatorId = CREATOR.CreatorId AND CREATOR.EffectedId = superAction.DestinationId) AS OtherUser</text:span></text:p>
      <text:p text:style-name="P5"><text:span text:style-name="T3">FROM FACEBOOK_USER,ACTION superAction,FRIENDSHIP</text:span></text:p>
      <text:p text:style-name="P5"><text:span text:style-name="T3">WHERE FRIENDSHIP.Status = 'ACCEPTED' AND superAction.ActionId = FRIENDSHIP.ActionId</text:span></text:p>
      <text:p text:style-name="P5"><text:span text:style-name="T3">AND superAction.CreatorId = FACEBOOK_USER.CreatorId AND FACEBOOK_USER.UserId = 3</text:span></text:p>
      <text:p text:style-name="P5"><text:span text:style-name="T3">UNION</text:span></text:p>
      <text:p text:style-name="P5"><text:span text:style-name="T3">SELECT FACEBOOK_USER.Fname,superAction.ActionDate,</text:span></text:p>
      <text:p text:style-name="P5"><text:span text:style-name="T3">(SELECT FACEBOOK_USER.FName</text:span></text:p>
      <text:p text:style-name="P5"><text:span text:style-name="T3">FROM FACEBOOK_USER</text:span></text:p>
      <text:p text:style-name="P5"><text:span text:style-name="T3">WHERE FACEBOOK_USER.CreatorId = superAction.CreatorId ) AS OtherUser</text:span></text:p>
      <text:p text:style-name="P5"><text:span text:style-name="T3">FROM FACEBOOK_USER,ACTION superAction,FRIENDSHIP</text:span></text:p>
      <text:p text:style-name="P5"><text:span text:style-name="T3">WHERE FRIENDSHIP.Status = 'ACCEPTED' AND superAction.ActionId = FRIENDSHIP.ActionId</text:span></text:p>
      <text:p text:style-name="P5"><text:span text:style-name="T3">AND superAction.DestinationId = FACEBOOK_USER.CreatorId AND FACEBOOK_USER.UserId = 3</text:span></text:p>
      <text:p text:style-name="P5"><text:span text:style-name="T3">ORDER BY Fname</text:span></text:p>
      <text:p text:style-name="P6"/>
      <text:p text:style-name="P2"><text:span text:style-name="T2">/* Sistemde bulunan tüm sayfaların beğeni sayıları */</text:span></text:p>
      <text:p text:style-name="P3"/>
      <text:p text:style-name="P5"><text:span text:style-name="T3">SELECT COMMUNITY.CommunityName, COUNT(*) AS LIKE_COUNT</text:span></text:p>
      <text:p text:style-name="P5"><text:span text:style-name="T3">FROM PAGE,COMMUNITY,CREATOR,ACTION,CREATOR_LIKE</text:span></text:p>
      <text:p text:style-name="P5"><text:span text:style-name="T3">WHERE PAGE.CommunityId = COMMUNITY.CommunityId AND PAGE.UserId = COMMUNITY.UserId</text:span></text:p>
      <text:p text:style-name="P5"><text:span text:style-name="T3">AND COMMUNITY.CreatorId = CREATOR.CreatorId AND ACTION.DestinationId = CREATOR.EffectedId</text:span></text:p>
      <text:p text:style-name="P5"><text:span text:style-name="T3">AND ACTION.ActionId = CREATOR_LIKE.ActionId GROUP BY COMMUNITY.CommunityName </text:span></text:p>
      <text:p text:style-name="P5"><text:span text:style-name="T3">ORDER BY LIKE_COUNT DESC</text:span></text:p>
      <text:p text:style-name="P3"/>
      <text:p text:style-name="P2"><text:span text:style-name="T1">/* Sistemde bulunan paylaşımların içerdiği görsel materyal sayısı <text:s/>*/</text:span></text:p>
      <text:p text:style-name="P3"/>
      <text:p text:style-name="P5"><text:span text:style-name="T3">SELECT FACEBOOK_USER.Fname,superAction.ActionType,CREATOR_SHARE.ShareType,</text:span></text:p>
      <text:p text:style-name="P5"><text:span text:style-name="T3">POST.PostContent,(</text:span></text:p>
      <text:p text:style-name="P5"><text:span text:style-name="T3">SELECT COUNT(*)</text:span></text:p>
      <text:p text:style-name="P5"><text:span text:style-name="T3">FROM VISUAL_CONTENT,MEDIA,PHOTO</text:span></text:p>
      <text:p text:style-name="P5"><text:span text:style-name="T3">WHERE VISUAL_CONTENT.ActionId = MEDIA.ActionId AND VISUAL_CONTENT.ContentId = MEDIA.ContentId AND</text:span></text:p>
      <text:p text:style-name="P5"><text:span text:style-name="T3">MEDIA.ActionId = PHOTO.ActionId AND MEDIA.ContentId = PHOTO.ContentId</text:span></text:p>
      <text:p text:style-name="P5"><text:span text:style-name="T3">AND VISUAL_CONTENT.ActionId = superAction.ActionId</text:span></text:p>
      <text:p text:style-name="P5"><text:span text:style-name="T3">) AS VISUAL_CONTENT_COUNT</text:span></text:p>
      <text:p text:style-name="P5"><text:soft-page-break/><text:span text:style-name="T3">FROM FACEBOOK_USER,ACTION superAction,CREATOR_SHARE,POST</text:span></text:p>
      <text:p text:style-name="P5"><text:span text:style-name="T3">WHERE superAction.ActionId = CREATOR_SHARE.ActionId AND CREATOR_SHARE.ActionId = POST.ActionId AND</text:span></text:p>
      <text:p text:style-name="P5"><text:span text:style-name="T3">superAction.CreatorId = FACEBOOK_USER.CreatorId</text:span></text:p>
      <text:p text:style-name="P3"/>
      <text:p text:style-name="P3"/>
      <text:p text:style-name="P2"><text:span text:style-name="T1">/* Sistemde henüz iş başvurusu olmayan işleri getirir */</text:span></text:p>
      <text:p text:style-name="P3"/>
      <text:p text:style-name="P5"><text:span text:style-name="T3">SELECT Super_Job.Text,Super_Job.Salary,Super_Job.WorkType,Super_Job.Deadline</text:span></text:p>
      <text:p text:style-name="P5"><text:span text:style-name="T3">FROM JOB_ANNOUNCEMENT Super_Job</text:span></text:p>
      <text:p text:style-name="P5"><text:span text:style-name="T3">WHERE NOT EXISTS(</text:span></text:p>
      <text:p text:style-name="P5"><text:span text:style-name="T3">SELECT JOB_APPLY.AnnouncementId</text:span></text:p>
      <text:p text:style-name="P5"><text:span text:style-name="T3">FROM JOB_APPLY</text:span></text:p>
      <text:p text:style-name="P5"><text:span text:style-name="T3">WHERE Super_Job.AnnouncementId = JOB_APPLY.AnnouncementId</text:span></text:p>
      <text:p text:style-name="P5"><text:span text:style-name="T3">)</text:span></text:p>
      <text:p text:style-name="P3"/>
      <text:p text:style-name="P3"/>
      <text:p text:style-name="P2"><text:span text:style-name="T3">/</text:span><text:span text:style-name="T1">* İLGİLİ İŞ İLANINA BAŞVURMAYAN VE EGE UNİVERSİTESİNDEN X TARİHİ ÖNCESİNDE MEZUN OLMUŞ KULLANICILAR */</text:span></text:p>
      <text:p text:style-name="P3"/>
      <text:p text:style-name="P5"><text:span text:style-name="T3">SELECT Super_User.FName,Super_User.Lname,Super_User.Gender,Super_User.Email</text:span></text:p>
      <text:p text:style-name="P5"><text:span text:style-name="T3">FROM FACEBOOK_USER Super_User</text:span></text:p>
      <text:p text:style-name="P5"><text:span text:style-name="T3">WHERE NOT EXISTS(</text:span></text:p>
      <text:p text:style-name="P5"><text:span text:style-name="T3">SELECT *</text:span></text:p>
      <text:p text:style-name="P5"><text:span text:style-name="T3">FROM JOB_APPLY,JOB_ANNOUNCEMENT</text:span></text:p>
      <text:p text:style-name="P5"><text:span text:style-name="T3">WHERE JOB_ANNOUNCEMENT.AnnouncementId = JOB_APPLY.AnnouncementId AND</text:span></text:p>
      <text:p text:style-name="P5"><text:span text:style-name="T3">Super_User.UserId = JOB_APPLY.UserId AND JOB_ANNOUNCEMENT.AnnouncementId = 1</text:span></text:p>
      <text:p text:style-name="P5"><text:span text:style-name="T3">)</text:span></text:p>
      <text:p text:style-name="P5"><text:span text:style-name="T3">AND</text:span></text:p>
      <text:p text:style-name="P5"><text:span text:style-name="T3">EXISTS(</text:span></text:p>
      <text:p text:style-name="P5"><text:span text:style-name="T3">SELECT *</text:span></text:p>
      <text:p text:style-name="P5"><text:span text:style-name="T3">FROM USER_PROFILE,PROFILE_INFO,UNIVERSITY,COMMUNITY</text:span></text:p>
      <text:p text:style-name="P5"><text:span text:style-name="T3">WHERE Super_User.CreatorId = USER_PROFILE.CreatorId AND</text:span></text:p>
      <text:p text:style-name="P5"><text:span text:style-name="T3">PROFILE_INFO.ProfileId = USER_PROFILE.ProfileId AND</text:span></text:p>
      <text:p text:style-name="P5"><text:span text:style-name="T3">PROFILE_INFO.CommunityId = COMMUNITY.CommunityId AND</text:span></text:p>
      <text:p text:style-name="P5"><text:span text:style-name="T3">PROFILE_INFO.UserId = COMMUNITY.UserId AND</text:span></text:p>
      <text:p text:style-name="P5"><text:span text:style-name="T3">PROFILE_INFO.CommunityId = UNIVERSITY.CommunityId AND</text:span></text:p>
      <text:p text:style-name="P5"><text:span text:style-name="T3">PROFILE_INFO.UserId = UNIVERSITY.UserId AND</text:span></text:p>
      <text:p text:style-name="P5"><text:span text:style-name="T3">COMMUNITY.CommunityName = 'Ege Üniversitesi'</text:span></text:p>
      <text:p text:style-name="P5"><text:span text:style-name="T3">AND UNIVERSITY.EndDate &lt; TO_DATE('31-DEC-2020','DD-MON-YY')</text:span></text:p>
      <text:p text:style-name="P5"><text:span text:style-name="T3">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style:font-name="Arial" fo:font-size="11pt" fo:language="en" fo:country="US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 fo:text-align="start" style:justify-single-word="false" fo:orphans="0" fo:widows="0" style:writing-mode="lr-tb"/>
      <style:text-properties fo:color="#00000a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normal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normal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normal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normal" style:default-outline-level="" style:list-style-name="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in" fo:margin-right="0in" fo:margin-top="0.278in" fo:margin-bottom="0.083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00000a" style:text-line-through-style="none" style:text-position="0% 100%" style:font-name="Arial" fo:font-size="20pt" fo:language="en" fo:country="US" style:text-underline-style="none" style:letter-kerning="true" style:font-name-asian="Arial1" style:font-size-asian="20pt" style:language-asian="zh" style:country-asian="CN" style:font-name-complex="Arial1" style:font-size-complex="20pt" style:language-complex="hi" style:country-complex="IN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in" fo:margin-right="0in" fo:margin-top="0.25in" fo:margin-bottom="0.083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00000a" style:text-line-through-style="none" style:text-position="0% 100%" style:font-name="Arial" fo:font-size="16pt" fo:language="en" fo:country="US" style:text-underline-style="none" fo:font-weight="normal" style:letter-kerning="true" style:font-name-asian="Arial1" style:font-size-asian="16pt" style:language-asian="zh" style:country-asian="CN" style:font-weight-asian="normal" style:font-name-complex="Arial1" style:font-size-complex="16pt" style:language-complex="hi" style:country-complex="IN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in" fo:margin-right="0in" fo:margin-top="0.222in" fo:margin-bottom="0.055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434343" style:text-line-through-style="none" style:text-position="0% 100%" style:font-name="Arial" fo:font-size="14pt" fo:language="en" fo:country="US" style:text-underline-style="none" fo:font-weight="normal" style:letter-kerning="true" style:font-name-asian="Arial1" style:font-size-asian="14pt" style:language-asian="zh" style:country-asian="CN" style:font-weight-asian="normal" style:font-name-complex="Arial1" style:font-size-complex="14pt" style:language-complex="hi" style:country-complex="IN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margin-top="0.1945in" fo:margin-bottom="0.055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666666" style:text-line-through-style="none" style:text-position="0% 100%" style:font-name="Arial" fo:font-size="12pt" fo:language="en" fo:country="US" style:text-underline-style="none" style:letter-kerning="tru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in" fo:margin-right="0in" fo:margin-top="0.1665in" fo:margin-bottom="0.055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666666" style:text-line-through-style="none" style:text-position="0% 100%" style:font-name="Arial" fo:font-size="11pt" fo:language="en" fo:country="US" style:text-underline-style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margin-top="0.1665in" fo:margin-bottom="0.0555in" fo:line-height="100%" fo:text-align="start" style:justify-single-word="false" fo:keep-together="always" fo:orphans="0" fo:widows="0" fo:text-indent="0in" style:auto-text-indent="false" fo:background-color="#ffffff" fo:padding="0in" fo:border="none" fo:keep-with-next="always" style:writing-mode="lr-tb">
        <style:background-image/>
      </style:paragraph-properties>
      <style:text-properties fo:font-variant="normal" fo:text-transform="none" fo:color="#666666" style:text-line-through-style="none" style:text-position="0% 100%" style:font-name="Arial" fo:font-size="11pt" fo:language="en" fo:country="US" fo:font-style="italic" style:text-underline-style="none" style:letter-kerning="true" style:font-name-asian="Arial1" style:font-size-asian="11pt" style:language-asian="zh" style:country-asian="CN" style:font-style-asian="italic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LO-normal" style:family="paragraph" style:default-outline-level="" style:list-style-name="">
      <style:paragraph-properties fo:text-align="start" style:justify-single-word="false" fo:orphans="2" fo:widows="2" style:writing-mode="lr-tb"/>
      <style:text-properties fo:color="#00000a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130" meta:word-count="536" meta:character-count="6379"/>
    <dc:date>2018-12-26T17:15:45.91</dc:date>
    <dc:creator>Atakan Cetin</dc:creator>
    <meta:generator>OpenOffice/4.1.6$Win32 OpenOffice.org_project/416m1$Build-9790</meta:generator>
  </office:meta>
</office:document-meta>
</file>